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ba9" officeooo:paragraph-rsid="0012db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21:59:29.124000000</meta:creation-date>
    <dc:date>2022-11-14T22:00:25.716000000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2.3$Windows_X86_64 LibreOffice_project/382eef1f22670f7f4118c8c2dd222ec7ad009daf</meta:generator>
  </office:meta>
</office:document-meta>
</file>